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4.5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Ana Catarina Costa Silv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3723106314679</text:p>
          </table:table-cell>
          <table:table-cell office:value-type="string" calcext:value-type="string">
            <text:p>-8.633984944494815</text:p>
          </table:table-cell>
        </table:table-row>
        <table:table-row table:style-name="ro1">
          <table:table-cell office:value-type="string" calcext:value-type="string">
            <text:p>Evaristo Manuel Ferreira da Silv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3723106314679</text:p>
          </table:table-cell>
          <table:table-cell office:value-type="string" calcext:value-type="string">
            <text:p>-8.633984944494815</text:p>
          </table:table-cell>
        </table:table-row>
        <table:table-row table:style-name="ro1">
          <table:table-cell office:value-type="string" calcext:value-type="string">
            <text:p>Margres Ceramic Tiles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3723106314679</text:p>
          </table:table-cell>
          <table:table-cell office:value-type="string" calcext:value-type="string">
            <text:p>-8.633984944494815</text:p>
          </table:table-cell>
        </table:table-row>
        <table:table-row table:style-name="ro1">
          <table:table-cell office:value-type="string" calcext:value-type="string">
            <text:p>Love Ceramic Tiles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3723106314679</text:p>
          </table:table-cell>
          <table:table-cell office:value-type="string" calcext:value-type="string">
            <text:p>-8.633984944494815</text:p>
          </table:table-cell>
        </table:table-row>
        <table:table-row table:style-name="ro1">
          <table:table-cell office:value-type="string" calcext:value-type="string">
            <text:p>Pássaro de Seda (Maria João Cravo)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3723106314679</text:p>
          </table:table-cell>
          <table:table-cell office:value-type="string" calcext:value-type="string">
            <text:p>-8.633984944494815</text:p>
          </table:table-cell>
        </table:table-row>
        <table:table-row table:style-name="ro1">
          <table:table-cell office:value-type="string" calcext:value-type="string">
            <text:p>Inês Carrilho Soares / Aquiles Cerâmic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40.63723106314679</text:p>
          </table:table-cell>
          <table:table-cell office:value-type="string" calcext:value-type="string">
            <text:p>-8.633984944494815</text:p>
          </table:table-cell>
        </table:table-row>
        <table:table-row table:style-name="ro1">
          <table:table-cell office:value-type="string" calcext:value-type="string">
            <text:p>Vedeta Rústica Unipessoal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Terra Mater – Olaria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Socerâmic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Riscocer – Cerâmica Artesanal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Pottery by Bruno – Bruno Dant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Pinto &amp; Oliv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Pedro Joaquim Duarte Gonçalv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Paulis – Olaria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Olaria João Lourenç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Olaria J.V.S.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Olaria e Artesanato Ping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Olaria Braz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Norterra – Norte Terracota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garida Dant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nuel Fernandes “Pindalho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nuel Brás Fernand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úlio Alons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ão Vasconcelos do Vale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ão Lopes Olari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ão da Cunha Alons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aquim Renato Mendanha da Silv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aquim Gonçalves Pint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aime da Silva Barbos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Humberto Carlos Leal Maced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Horácio Dant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Fernando “Russo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Domingos Duarte Coelho Vasconcelo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onstantino Macedo, Unipessoal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liocerâmic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Torr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Soutel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Quintas e Gom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Nogu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Martin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Lourenço (Maria Inês Calisto Machado)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Leã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José Manuel Ferraz Silv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bílio da Silva Ferr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gostinho Araújo Coelh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gostinho Duarte Coelho Vasconcelo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lberto Pint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na Arant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ntónio Araújo Coelho – ARTESANATO CERTIFICAD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ntónio Ramalho – ARTESANATO CERTIFICAD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Barcela – Ceramics for Lif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arlos &amp; Angela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arlos Alberto Coelho Di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António Araújo Fernand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Capel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Divino Salvador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do Grel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Edgar Picas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Franco Loureir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Grilo, Machado e Pereira, Lda.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João Coelho Silv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âmica Normand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eramicost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idália Trindad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onceição Messi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Conceição Sapateir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Domingos Ferreira Pedr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Domingos Lopes da Roch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Edmundo Quintas de Sous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Eduardo “Pias” &amp; Jesus “Pias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Eduardo Barbos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Emília Messi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Fernando “Russo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Fernando Morgado de Abreu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Francisco Félix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Hélder Ferr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Irene Salgueiro &amp; António Salgueir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Irmãos “Baraça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Irmãos “Mistério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ão Gonçalves Ferr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ão Veig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aquim Ferreira Esteve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oaquim Messi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Júlia Côt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Laurinda “Pias”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Luís Gonzaga Esteves Duarte Coelho &amp; José Carlos Sousa Vilas Bo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nuel Gonçalves Maced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da Conceição Faria Di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de Lourdes Duarte Ferr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dos Anjos Coelho Dia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dos Anjos Esteves Coelh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Helena Pedro da Silv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Inês Calisto Machad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aria Isabel Lopes da Cost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ário José Pimenta Coutinh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Mina Gallos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Nelson Oliveir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Pedro Miguel Esteves Mota &amp; Vítor Domingos Esteves Mot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Prazeres Côt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Ricardo Pinheir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Rosa Portel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Rosália Abreu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Sílvia da Costa Barbos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Telmo Macedo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41.53303014670419</text:p>
          </table:table-cell>
          <table:table-cell office:value-type="string" calcext:value-type="string">
            <text:p>-8.621594776704317</text:p>
          </table:table-cell>
        </table:table-row>
        <table:table-row table:style-name="ro1">
          <table:table-cell office:value-type="string" calcext:value-type="string">
            <text:p>Armando Moita Domin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Carla Sofia Machado Silv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Frederico Ferreir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GAMELARTE – António Jorge de Oliveira Gamel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Hugo Abrant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Isabel Maria Almeida Lacerd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José Carlos Bernardes Tomá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Miguel Lemos cerâmica criativa (Alexandre Miguel Lemos Carriço)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Sociedade Cerâmica Antiga de Coimbr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40.20282358016868</text:p>
          </table:table-cell>
          <table:table-cell office:value-type="string" calcext:value-type="string">
            <text:p>-8.410978291587199</text:p>
          </table:table-cell>
        </table:table-row>
        <table:table-row table:style-name="ro1">
          <table:table-cell office:value-type="string" calcext:value-type="string">
            <text:p>Ana Cristina Capinh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a Realinho e Filipe Aguiar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a Realinho e Filipe Aguiar – ARFA Cerâmic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a Sobral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a Teresa dos Santo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a Todo Bom (mãe e filha)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a+Betania – Maria de Betânia Viana Pires + Ana Cruz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tónia Labaredas e Filipe Feijão” – O Espaço Origami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ntónio Mendes – Cerâmica do Moinh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telier Bolota (Isabel Claro Bolota)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telier Sá Nogueira – José Duarte Alves de Sá Nogueira e Amélia Sá Nogueir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Bruno Pir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Carlos Barros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Carlos Constantino – Oficina Constantin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Carlos Enxut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Carlos Oliveir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Catarina Lourenç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Cláudia Cana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Dário Samuel Cardina Codinh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Elsa Rebel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Eneida Tavar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Fernando e Milene Miguel Atelier São Miguel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Filipe Faleir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Francisco Correi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Francisco José Luzio – Atelier Luzi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Francisco Mend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Georgina de Lourdes Gonçalves da Silv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Hugo Miguel Pingo Graç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Joana Brav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Jorge Lindinh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José Carlos Almeid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Luís Elia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anuela Lopes Domingu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aria Jesus Sheriff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aria Margarida Antun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aria Teresa Alv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ariana Sampai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ário Rei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arta Galvão Luca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Mónica Correia e Pedro Silv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Patricia Ribeiro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Paulo Óscar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Pedro Brá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Pedro Pacheco – Artefactory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Rute Rosa + Sérgio Vieira – Laboratório d´estória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Sara Cardin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Silvia Jácome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Sónia Borg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Teresa Lim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Umbelina Barro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Victor Agostinho e Samuel Rei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Victor Lopes e Júlia Lopes Criaram – Oficina De Cerâmica Artesanal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Victor Lopes Henriques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Victor Mota e Helena Brito – Atelier Linhas da Terra</text:p>
          </table:table-cell>
          <table:table-cell office:value-type="string" calcext:value-type="string">
            <text:p>Caldas da Rainha</text:p>
          </table:table-cell>
          <table:table-cell office:value-type="string" calcext:value-type="string">
            <text:p>39.40603289497957</text:p>
          </table:table-cell>
          <table:table-cell office:value-type="string" calcext:value-type="string">
            <text:p>-9.134024118885737</text:p>
          </table:table-cell>
        </table:table-row>
        <table:table-row table:style-name="ro1">
          <table:table-cell office:value-type="string" calcext:value-type="string">
            <text:p>Atelier B.L. (Belmiro Miranda Quitério)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Cerâmica do Rato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Cerâmicas de Coimbra – VANDEL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Estrela de Conímbriga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Isabel Carvalho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Maria Adélia Cardoso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Miguel Lemos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Nazari</text:p>
          </table:table-cell>
          <table:table-cell office:value-type="string" calcext:value-type="string">
            <text:p>Condeixa-a-Nova</text:p>
          </table:table-cell>
          <table:table-cell office:value-type="string" calcext:value-type="string">
            <text:p>40.1146914949354</text:p>
          </table:table-cell>
          <table:table-cell office:value-type="string" calcext:value-type="string">
            <text:p>-8.49813450776136</text:p>
          </table:table-cell>
        </table:table-row>
        <table:table-row table:style-name="ro1">
          <table:table-cell office:value-type="string" calcext:value-type="string">
            <text:p>Casa Do Barro – Cátia Pires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40.137862134097595</text:p>
          </table:table-cell>
          <table:table-cell office:value-type="string" calcext:value-type="string">
            <text:p>-7.4999529593206</text:p>
          </table:table-cell>
        </table:table-row>
        <table:table-row table:style-name="ro1">
          <table:table-cell office:value-type="string" calcext:value-type="string">
            <text:p>Casa do Barro – Telhado – Fundã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40.137862134097595</text:p>
          </table:table-cell>
          <table:table-cell office:value-type="string" calcext:value-type="string">
            <text:p>-7.4999529593206</text:p>
          </table:table-cell>
        </table:table-row>
        <table:table-row table:style-name="ro1">
          <table:table-cell office:value-type="string" calcext:value-type="string">
            <text:p>JOSÉ VEIGA FREIRE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40.137862134097595</text:p>
          </table:table-cell>
          <table:table-cell office:value-type="string" calcext:value-type="string">
            <text:p>-7.4999529593206</text:p>
          </table:table-cell>
        </table:table-row>
        <table:table-row table:style-name="ro1">
          <table:table-cell office:value-type="string" calcext:value-type="string">
            <text:p>Maria Rosa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40.137862134097595</text:p>
          </table:table-cell>
          <table:table-cell office:value-type="string" calcext:value-type="string">
            <text:p>-7.4999529593206</text:p>
          </table:table-cell>
        </table:table-row>
        <table:table-row table:style-name="ro1">
          <table:table-cell office:value-type="string" calcext:value-type="string">
            <text:p>Marta Amar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40.137862134097595</text:p>
          </table:table-cell>
          <table:table-cell office:value-type="string" calcext:value-type="string">
            <text:p>-7.4999529593206</text:p>
          </table:table-cell>
        </table:table-row>
        <table:table-row table:style-name="ro1">
          <table:table-cell office:value-type="string" calcext:value-type="string">
            <text:p>Alvaro Gaspar Pedrosa e Alcino Pedros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39.74981823816091</text:p>
          </table:table-cell>
          <table:table-cell office:value-type="string" calcext:value-type="string">
            <text:p>-8.80786983530595</text:p>
          </table:table-cell>
        </table:table-row>
        <table:table-row table:style-name="ro1">
          <table:table-cell office:value-type="string" calcext:value-type="string">
            <text:p>Céu Pedros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39.74981823816091</text:p>
          </table:table-cell>
          <table:table-cell office:value-type="string" calcext:value-type="string">
            <text:p>-8.80786983530595</text:p>
          </table:table-cell>
        </table:table-row>
        <table:table-row table:style-name="ro1">
          <table:table-cell office:value-type="string" calcext:value-type="string">
            <text:p>Graça Albert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39.74981823816091</text:p>
          </table:table-cell>
          <table:table-cell office:value-type="string" calcext:value-type="string">
            <text:p>-8.80786983530595</text:p>
          </table:table-cell>
        </table:table-row>
        <table:table-row table:style-name="ro1">
          <table:table-cell office:value-type="string" calcext:value-type="string">
            <text:p>Manuel Ferreir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39.74981823816091</text:p>
          </table:table-cell>
          <table:table-cell office:value-type="string" calcext:value-type="string">
            <text:p>-8.80786983530595</text:p>
          </table:table-cell>
        </table:table-row>
        <table:table-row table:style-name="ro1">
          <table:table-cell office:value-type="string" calcext:value-type="string">
            <text:p>Pedro Pedros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39.74981823816091</text:p>
          </table:table-cell>
          <table:table-cell office:value-type="string" calcext:value-type="string">
            <text:p>-8.80786983530595</text:p>
          </table:table-cell>
        </table:table-row>
        <table:table-row table:style-name="ro1">
          <table:table-cell office:value-type="string" calcext:value-type="string">
            <text:p>Rui Silva e Manuel Silv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39.74981823816091</text:p>
          </table:table-cell>
          <table:table-cell office:value-type="string" calcext:value-type="string">
            <text:p>-8.80786983530595</text:p>
          </table:table-cell>
        </table:table-row>
        <table:table-row table:style-name="ro1">
          <table:table-cell office:value-type="string" calcext:value-type="string">
            <text:p>Aldeia-Museu José Franc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Ana Franc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Armando Gomes Caetano | Rui Manuel Gomes Caetan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Artesanal Cerâmica, de Jorge Manuel dos Santos Duarte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Casa do Oleir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Cerâmica Artística AG, Lda.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Cerâmicas Ericeira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João Luís Silva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José Luís Pires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Coraçã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do Casal Curtido, Lda.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Fernando Gomes de Natália Maria Valério Silva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Hernâni Simões Fortunat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Joaquim Caetan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Jorge Alves Ferreira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MZ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ria Norberto Batalha Unipessoal, Lda.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Olatécnica, Indústria de Cerâmica, Lda.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Rui Pinheiro</text:p>
          </table:table-cell>
          <table:table-cell office:value-type="string" calcext:value-type="string">
            <text:p>Mafra</text:p>
          </table:table-cell>
          <table:table-cell office:value-type="string" calcext:value-type="string">
            <text:p>38.943572273002474</text:p>
          </table:table-cell>
          <table:table-cell office:value-type="string" calcext:value-type="string">
            <text:p>-9.331073669129779</text:p>
          </table:table-cell>
        </table:table-row>
        <table:table-row table:style-name="ro1">
          <table:table-cell office:value-type="string" calcext:value-type="string">
            <text:p>Ana João Almeida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Célia Macedo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Jacira da Conceição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João Rolaça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Leonor Mire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Ralph Nashawaty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Rocio Martin Gorbe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Sérgio Bilou Carronha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Telheiro da Encosta do Castelo – Oficinas dos Convento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Ximena Maier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38.647128086687935</text:p>
          </table:table-cell>
          <table:table-cell office:value-type="string" calcext:value-type="string">
            <text:p>-8.211470331807279</text:p>
          </table:table-cell>
        </table:table-row>
        <table:table-row table:style-name="ro1">
          <table:table-cell office:value-type="string" calcext:value-type="string">
            <text:p>Casa da Olaria – Ana Lousada e Carlos Net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39.60226680901005</text:p>
          </table:table-cell>
          <table:table-cell office:value-type="string" calcext:value-type="string">
            <text:p>-8.81678442822975</text:p>
          </table:table-cell>
        </table:table-row>
        <table:table-row table:style-name="ro1">
          <table:table-cell office:value-type="string" calcext:value-type="string">
            <text:p>CS – Coelho da Silva, SA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39.60226680901005</text:p>
          </table:table-cell>
          <table:table-cell office:value-type="string" calcext:value-type="string">
            <text:p>-8.81678442822975</text:p>
          </table:table-cell>
        </table:table-row>
        <table:table-row table:style-name="ro1">
          <table:table-cell office:value-type="string" calcext:value-type="string">
            <text:p>Maria Terracota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39.60226680901005</text:p>
          </table:table-cell>
          <table:table-cell office:value-type="string" calcext:value-type="string">
            <text:p>-8.81678442822975</text:p>
          </table:table-cell>
        </table:table-row>
        <table:table-row table:style-name="ro1">
          <table:table-cell office:value-type="string" calcext:value-type="string">
            <text:p>Rute Dias – Barrolaria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39.60226680901005</text:p>
          </table:table-cell>
          <table:table-cell office:value-type="string" calcext:value-type="string">
            <text:p>-8.81678442822975</text:p>
          </table:table-cell>
        </table:table-row>
        <table:table-row table:style-name="ro1">
          <table:table-cell office:value-type="string" calcext:value-type="string">
            <text:p>VASICOL, Olaria de Barro Vermelho, Lda.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39.60226680901005</text:p>
          </table:table-cell>
          <table:table-cell office:value-type="string" calcext:value-type="string">
            <text:p>-8.81678442822975</text:p>
          </table:table-cell>
        </table:table-row>
        <table:table-row table:style-name="ro1">
          <table:table-cell office:value-type="string" calcext:value-type="string">
            <text:p>Ateliê de Artesanato Martelo Júnior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Barru Pottery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Ceramista Luis Carlos Rosado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Olaria do Poço Velho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Olaria Jeremias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Olaria Pirraça (Pirraça Artesanato)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Olaria Pirraça de Manuel Inácio Farias Pirraça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Olaria Xico Tarefa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38.64796568391387</text:p>
          </table:table-cell>
          <table:table-cell office:value-type="string" calcext:value-type="string">
            <text:p>-7.5440731373558885</text:p>
          </table:table-cell>
        </table:table-row>
        <table:table-row table:style-name="ro1">
          <table:table-cell office:value-type="string" calcext:value-type="string">
            <text:p>Fábrica de Tijolo Rústic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Aníbal Rosad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António Manuel Janeir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Beijinho, Lda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Bulhã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Carrilho Lopes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Crist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Egídio Santos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Joaquim Lagareir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José Cartaxo, Lda.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Luís Janeir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Mário Ramalh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Mestre Caturra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Nelia Patalim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Polido e Filh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Quintas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Rui Patalim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Olaria Tavares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Telheiro de São Pedro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XarazArte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38.423470720493555</text:p>
          </table:table-cell>
          <table:table-cell office:value-type="string" calcext:value-type="string">
            <text:p>-7.536161013891325</text:p>
          </table:table-cell>
        </table:table-row>
        <table:table-row table:style-name="ro1">
          <table:table-cell office:value-type="string" calcext:value-type="string">
            <text:p>ARTANTIGA José Lourosa / Luís Lourosa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40.51753153061889</text:p>
          </table:table-cell>
          <table:table-cell office:value-type="string" calcext:value-type="string">
            <text:p>-8.080248219574608</text:p>
          </table:table-cell>
        </table:table-row>
        <table:table-row table:style-name="ro1">
          <table:table-cell office:value-type="string" calcext:value-type="string">
            <text:p>BARRACA DOS OLEIROS de Carlos Lima / Xana Monteiro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40.51753153061889</text:p>
          </table:table-cell>
          <table:table-cell office:value-type="string" calcext:value-type="string">
            <text:p>-8.080248219574608</text:p>
          </table:table-cell>
        </table:table-row>
        <table:table-row table:style-name="ro1">
          <table:table-cell office:value-type="string" calcext:value-type="string">
            <text:p>FEITIÇO DA PÚCARA de António Manuel Duarte Simões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40.51753153061889</text:p>
          </table:table-cell>
          <table:table-cell office:value-type="string" calcext:value-type="string">
            <text:p>-8.080248219574608</text:p>
          </table:table-cell>
        </table:table-row>
        <table:table-row table:style-name="ro1">
          <table:table-cell office:value-type="string" calcext:value-type="string">
            <text:p>OLARIA MODERNA de António Manuel Matos Marques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40.51753153061889</text:p>
          </table:table-cell>
          <table:table-cell office:value-type="string" calcext:value-type="string">
            <text:p>-8.080248219574608</text:p>
          </table:table-cell>
        </table:table-row>
        <table:table-row table:style-name="ro1">
          <table:table-cell office:value-type="string" calcext:value-type="string">
            <text:p>OLARIA TRADICIONAL de Maria Fernanda Marques</text:p>
          </table:table-cell>
          <table:table-cell office:value-type="string" calcext:value-type="string">
            <text:p>Tondela</text:p>
          </table:table-cell>
          <table:table-cell office:value-type="string" calcext:value-type="string">
            <text:p>40.51753153061889</text:p>
          </table:table-cell>
          <table:table-cell office:value-type="string" calcext:value-type="string">
            <text:p>-8.080248219574608</text:p>
          </table:table-cell>
        </table:table-row>
        <table:table-row table:style-name="ro1">
          <table:table-cell office:value-type="string" calcext:value-type="string">
            <text:p>Agostinho Cunha (ackunha)</text:p>
          </table:table-cell>
          <table:table-cell office:value-type="string" calcext:value-type="string">
            <text:p>Viana do Alentejo</text:p>
          </table:table-cell>
          <table:table-cell office:value-type="string" calcext:value-type="string">
            <text:p>38.33328508991906</text:p>
          </table:table-cell>
          <table:table-cell office:value-type="string" calcext:value-type="string">
            <text:p>-8.002173216503868</text:p>
          </table:table-cell>
        </table:table-row>
        <table:table-row table:style-name="ro1">
          <table:table-cell office:value-type="string" calcext:value-type="string">
            <text:p>António Alves Matos Coutinho</text:p>
          </table:table-cell>
          <table:table-cell office:value-type="string" calcext:value-type="string">
            <text:p>Viana do Alentejo</text:p>
          </table:table-cell>
          <table:table-cell office:value-type="string" calcext:value-type="string">
            <text:p>38.33328508991906</text:p>
          </table:table-cell>
          <table:table-cell office:value-type="string" calcext:value-type="string">
            <text:p>-8.002173216503868</text:p>
          </table:table-cell>
        </table:table-row>
        <table:table-row table:style-name="ro1">
          <table:table-cell office:value-type="string" calcext:value-type="string">
            <text:p>Feliciano Branco Agostinho</text:p>
          </table:table-cell>
          <table:table-cell office:value-type="string" calcext:value-type="string">
            <text:p>Viana do Alentejo</text:p>
          </table:table-cell>
          <table:table-cell office:value-type="string" calcext:value-type="string">
            <text:p>38.33328508991906</text:p>
          </table:table-cell>
          <table:table-cell office:value-type="string" calcext:value-type="string">
            <text:p>-8.002173216503868</text:p>
          </table:table-cell>
        </table:table-row>
        <table:table-row table:style-name="ro1">
          <table:table-cell office:value-type="string" calcext:value-type="string">
            <text:p>Feliciano Mira Agostinho</text:p>
          </table:table-cell>
          <table:table-cell office:value-type="string" calcext:value-type="string">
            <text:p>Viana do Alentejo</text:p>
          </table:table-cell>
          <table:table-cell office:value-type="string" calcext:value-type="string">
            <text:p>38.33328508991906</text:p>
          </table:table-cell>
          <table:table-cell office:value-type="string" calcext:value-type="string">
            <text:p>-8.002173216503868</text:p>
          </table:table-cell>
        </table:table-row>
        <table:table-row table:style-name="ro1">
          <table:table-cell office:value-type="string" calcext:value-type="string">
            <text:p>Maria Helena Garcia</text:p>
          </table:table-cell>
          <table:table-cell office:value-type="string" calcext:value-type="string">
            <text:p>Viana do Alentejo</text:p>
          </table:table-cell>
          <table:table-cell office:value-type="string" calcext:value-type="string">
            <text:p>38.33328508991906</text:p>
          </table:table-cell>
          <table:table-cell office:value-type="string" calcext:value-type="string">
            <text:p>-8.002173216503868</text:p>
          </table:table-cell>
        </table:table-row>
      </table:table>
      <table:named-expressions/>
      <table:database-ranges>
        <table:database-range table:name="__Anonymous_Sheet_DB__0" table:target-range-address="Sheet1.A255:Sheet1.A2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Gonçalves</meta:initial-creator>
    <meta:creation-date>2024-02-09T13:46:10.751280033</meta:creation-date>
    <meta:generator>LibreOffice/7.3.7.2$Linux_X86_64 LibreOffice_project/30$Build-2</meta:generator>
    <dc:date>2024-02-09T14:05:48.335402333</dc:date>
    <dc:creator>Nelson Gonçalves</dc:creator>
    <meta:editing-duration>PT9M26S</meta:editing-duration>
    <meta:editing-cycles>2</meta:editing-cycles>
    <meta:document-statistic meta:table-count="1" meta:cell-count="1036" meta:object-count="0"/>
  </office:meta>
</office:document-meta>
</file>